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100000100885A2715F45A5E86.png" manifest:media-type="image/png"/>
  <manifest:file-entry manifest:full-path="Pictures/10000000000002CB000002122C8CA9DD4587017D.png" manifest:media-type="image/png"/>
  <manifest:file-entry manifest:full-path="Pictures/100000000000027A000001E5C9F4F6BA36C35E09.png" manifest:media-type="image/png"/>
  <manifest:file-entry manifest:full-path="Pictures/100000000000029E000002039E39B147F4F617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c9211e" loext:opacity="100%"/>
    </style:style>
    <style:style style:name="P2" style:family="paragraph">
      <loext:graphic-properties draw:fill="none" draw:fill-color="#ffffff"/>
      <style:text-properties fo:color="#c9211e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c9211e" loext:opacity="100%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draw:style-name="gr1" draw:text-style-name="P2" draw:layer="layout" svg:width="12.5cm" svg:height="1.115cm" svg:x="6cm" svg:y="0.432cm">
          <draw:text-box>
            <text:p text:style-name="P1"><text:span text:style-name="T1">Engenharia de Software – Capitulo 1</text:span></text:p>
          </draw:text-box>
        </draw:frame>
        <draw:frame draw:style-name="gr2" draw:text-style-name="P3" draw:layer="layout" svg:width="17.888cm" svg:height="13.75cm" svg:x="0cm" svg:y="2cm">
          <draw:image xlink:href="Pictures/100000000000029E000002039E39B147F4F617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draw:style-name="gr1" draw:text-style-name="P2" draw:layer="layout" svg:width="12.5cm" svg:height="1.115cm" svg:x="6cm" svg:y="0.432cm">
          <draw:text-box>
            <text:p text:style-name="P5"><text:span text:style-name="T1">Engenharia de Software – Capitulo 1</text:span></text:p>
          </draw:text-box>
        </draw:frame>
        <draw:frame draw:style-name="gr2" draw:text-style-name="P3" draw:layer="layout" svg:width="17.754cm" svg:height="13.581cm" svg:x="0cm" svg:y="2.169cm">
          <draw:image xlink:href="Pictures/100000000000027A000001E5C9F4F6BA36C35E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draw:style-name="gr4" draw:text-style-name="P2" draw:layer="layout" svg:width="27.5cm" svg:height="2.843cm" svg:x="0.5cm" svg:y="-0.432cm">
          <draw:text-box>
            <text:p text:style-name="P5"><text:span text:style-name="T1">Engenharia de Software – Capitulo 1 – Caracteristicas de WebApps que se diferenciam de outros softwares</text:span></text:p>
          </draw:text-box>
        </draw:frame>
        <draw:frame draw:style-name="gr2" draw:text-style-name="P3" draw:layer="layout" svg:width="17.568cm" svg:height="13.022cm" svg:x="-3cm" svg:y="1.978cm">
          <draw:image xlink:href="Pictures/10000000000002CB000002122C8CA9DD4587017D.png" xlink:type="simple" xlink:show="embed" xlink:actuate="onLoad" draw:mime-type="image/png">
            <text:p/>
          </draw:image>
        </draw:frame>
        <draw:frame draw:style-name="gr2" draw:text-style-name="P3" draw:layer="layout" svg:width="15.689cm" svg:height="6.772cm" svg:x="14cm" svg:y="3.228cm">
          <draw:image xlink:href="Pictures/100000000000025100000100885A2715F45A5E8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6T10:48:32.224214578</meta:creation-date>
    <meta:editing-duration>PT2M5S</meta:editing-duration>
    <meta:editing-cycles>2</meta:editing-cycles>
    <meta:generator>LibreOffice/7.3.7.2$Linux_X86_64 LibreOffice_project/30$Build-2</meta:generator>
    <dc:title>Estudos</dc:title>
    <dc:date>2022-12-16T11:01:27.543297747</dc:date>
    <meta:document-statistic meta:object-count="63"/>
  </office:meta>
</office:document-meta>
</file>